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d62" officeooo:paragraph-rsid="001d3d62"/>
    </style:style>
    <style:style style:name="P2" style:family="paragraph" style:parent-style-name="Standard">
      <style:text-properties officeooo:rsid="001f277f" officeooo:paragraph-rsid="001f277f"/>
    </style:style>
    <style:style style:name="P3" style:family="paragraph" style:parent-style-name="Standard">
      <style:text-properties officeooo:rsid="0020e3e5" officeooo:paragraph-rsid="0020e3e5"/>
    </style:style>
    <style:style style:name="P4" style:family="paragraph" style:parent-style-name="Standard" style:list-style-name="L1">
      <style:text-properties officeooo:rsid="0020e3e5" officeooo:paragraph-rsid="0020e3e5"/>
    </style:style>
    <style:style style:name="P5" style:family="paragraph" style:parent-style-name="Standard">
      <style:text-properties officeooo:rsid="002223ff" officeooo:paragraph-rsid="002223ff"/>
    </style:style>
    <style:style style:name="P6" style:family="paragraph" style:parent-style-name="Standard" style:list-style-name="L2">
      <style:text-properties officeooo:rsid="002223ff" officeooo:paragraph-rsid="002223ff"/>
    </style:style>
    <style:style style:name="T1" style:family="text">
      <style:text-properties officeooo:rsid="001d3d62"/>
    </style:style>
    <style:style style:name="T2" style:family="text">
      <style:text-properties officeooo:rsid="001f277f"/>
    </style:style>
    <style:style style:name="T3" style:family="text">
      <style:text-properties officeooo:rsid="0020e3e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Протестировать предложенные модели на cifar-10, text8, mnist</text:span></text:p>
      <text:p text:style-name="Standard"/>
      <text:p text:style-name="P1">Разрабатывать модели с упорядочиванием нейронов на основе прямых сеток, residual connections и гейтов.</text:p>
      <text:p text:style-name="P1">Провести сравнение с обычным learning-to-learn, learning-to-learn использующим о и сигма, <text:s/>learning-to-learn использующим сцепленные, sgd, adam, <text:span text:style-name="T2">adadelta, adagrad, rmsprop, momentum, nesterov</text:span></text:p>
      <text:p text:style-name="P2">Рассмотреть <text:s/>задачу дотягивания,<text:span text:style-name="T3"> few shot learning, сопровождения мета-оптимизатором всего процесса обучения</text:span></text:p>
      <text:p text:style-name="P3">Рассмотреть переносимость оптимизатора на другие датасеты</text:p>
      <text:p text:style-name="P3">Рассмотреть применимость оптимизатора к другим этапам процесса обучения</text:p>
      <text:p text:style-name="P3"/>
      <text:p text:style-name="P3">Архитектруры</text:p>
      <text:list xml:id="list993644441337266163" text:style-name="L1">
        <text:list-item>
          <text:p text:style-name="P4">FF без упорядочивания (разное количество слоев)</text:p>
        </text:list-item>
        <text:list-item>
          <text:p text:style-name="P4">ResNet без упорядочивания</text:p>
        </text:list-item>
        <text:list-item>
          <text:p text:style-name="P4">ResNet с диагональными соединениями</text:p>
        </text:list-item>
        <text:list-item>
          <text:p text:style-name="P4">Общая LSTM</text:p>
        </text:list-item>
        <text:list-item>
          <text:p text:style-name="P4">ResNet4Lstm</text:p>
        </text:list-item>
        <text:list-item>
          <text:p text:style-name="P4">ffgate</text:p>
        </text:list-item>
        <text:list-item>
          <text:p text:style-name="P4">ffdiaggate</text:p>
        </text:list-item>
        <text:list-item>
          <text:p text:style-name="P4">resnetgate</text:p>
        </text:list-item>
        <text:list-item>
          <text:p text:style-name="P4">resnetdiaggate</text:p>
        </text:list-item>
        <text:list-item>
          <text:p text:style-name="P4">lstmgate</text:p>
        </text:list-item>
      </text:list>
      <text:p text:style-name="P3"/>
      <text:p text:style-name="P5">Все тоже самое с упорядочиванием с и без сцепления</text:p>
      <text:list xml:id="list7083614125392803533" text:style-name="L2">
        <text:list-item>
          <text:p text:style-name="P6">Попробовать смешанную архитектуру, когда для каждого из элементов о и сигма ведется классический learning-to-learn</text:p>
        </text:list-item>
      </text:list>
      <text:p text:style-name="P5"/>
      <text:p text:style-name="P5">По лучшим гиперпараметрам сравнить скорость с лучшим из стандартных по каждому из датасетов</text:p>
      <text:p text:style-name="P5"/>
      <text:p text:style-name="P5">Количество запусков 25*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3:32:20.834349653</meta:creation-date>
    <dc:date>2018-06-07T14:32:51.331982002</dc:date>
    <meta:editing-duration>PT11S</meta:editing-duration>
    <meta:editing-cycles>1</meta:editing-cycles>
    <meta:document-statistic meta:table-count="0" meta:image-count="0" meta:object-count="0" meta:page-count="1" meta:paragraph-count="21" meta:word-count="137" meta:character-count="1081" meta:non-whitespace-character-count="973"/>
    <meta:generator>LibreOffice/5.1.6.2$Linux_X86_64 LibreOffice_project/10m0$Build-2</meta:generator>
  </office:meta>
</office:document-meta>
</file>